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0428728718837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6">ЛС<text:span text:style-name="T12">Р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7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7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48">ЦСР (циклический сдвиг вправо)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B2" office:value-type="string">
            <text:p text:style-name="P49">ЗСП (знаковый сдвиг вправо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04:27</text:modification-time> <text:s/><text:editing-cycles>38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04:26.800000000</dc:date>
    <meta:editing-duration>PT5H25M42S</meta:editing-duration>
    <meta:editing-cycles>38</meta:editing-cycles>
    <meta:document-statistic meta:table-count="3" meta:image-count="0" meta:object-count="0" meta:page-count="4" meta:paragraph-count="134" meta:word-count="357" meta:character-count="2451" meta:non-whitespace-character-count="2225"/>
  </office:meta>
</office:document-meta>
</file>